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0.2831in" svg:y="0.1965in">
            <draw:object draw:notify-on-update-of-ranges="Sheet1.F1:Sheet1.F1 Sheet1.F2:Sheet1.F21 Sheet1.J1:Sheet1.J1 Sheet1.J2:Sheet1.J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lasses</text:p>
          </table:table-cell>
          <table:table-cell office:value-type="string" calcext:value-type="string">
            <text:p>15comm</text:p>
          </table:table-cell>
          <table:table-cell office:value-type="string" calcext:value-type="string">
            <text:p>15used</text:p>
          </table:table-cell>
          <table:table-cell office:value-type="string" calcext:value-type="string">
            <text:p>15dealloc</text:p>
          </table:table-cell>
          <table:table-cell office:value-type="string" calcext:value-type="string">
            <text:p>15ovrhead</text:p>
          </table:table-cell>
          <table:table-cell office:value-type="string" calcext:value-type="string">
            <text:p>15ovhdperc</text:p>
          </table:table-cell>
          <table:table-cell office:value-type="string" calcext:value-type="string">
            <text:p>16comm</text:p>
          </table:table-cell>
          <table:table-cell office:value-type="string" calcext:value-type="string">
            <text:p>16used</text:p>
          </table:table-cell>
          <table:table-cell office:value-type="string" calcext:value-type="string">
            <text:p>16ovrhead</text:p>
          </table:table-cell>
          <table:table-cell office:value-type="string" calcext:value-type="string">
            <text:p>16ovhdper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2]-([.C2]-[.D2])" office:value-type="float" office:value="4" calcext:value-type="float">
            <text:p>4</text:p>
          </table:table-cell>
          <table:table-cell table:formula="of:=([.E2]*100)/[.C2]" office:value-type="float" office:value="33.33333333333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G2]-[.H2]" office:value-type="float" office:value="4" calcext:value-type="float">
            <text:p>4</text:p>
          </table:table-cell>
          <table:table-cell table:formula="of:=([.I2]*100)/[.G2]" office:value-type="float" office:value="28.5714285714286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B3]-([.C3]-[.D3])" office:value-type="float" office:value="61" calcext:value-type="float">
            <text:p>61</text:p>
          </table:table-cell>
          <table:table-cell table:formula="of:=([.E3]*100)/[.C3]" office:value-type="float" office:value="244" calcext:value-type="float">
            <text:p>24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[.G3]-[.H3]" office:value-type="float" office:value="1" calcext:value-type="float">
            <text:p>1</text:p>
          </table:table-cell>
          <table:table-cell table:formula="of:=([.I3]*100)/[.G3]" office:value-type="float" office:value="4.5454545454545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B4]-([.C4]-[.D4])" office:value-type="float" office:value="52" calcext:value-type="float">
            <text:p>52</text:p>
          </table:table-cell>
          <table:table-cell table:formula="of:=([.E4]*100)/[.C4]" office:value-type="float" office:value="144.4444444444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formula="of:=[.G4]-[.H4]" office:value-type="float" office:value="4" calcext:value-type="float">
            <text:p>4</text:p>
          </table:table-cell>
          <table:table-cell table:formula="of:=([.I4]*100)/[.G4]" office:value-type="float" office:value="11.11111111111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B5]-([.C5]-[.D5])" office:value-type="float" office:value="41" calcext:value-type="float">
            <text:p>41</text:p>
          </table:table-cell>
          <table:table-cell table:formula="of:=([.E5]*100)/[.C5]" office:value-type="float" office:value="87.2340425531915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formula="of:=[.G5]-[.H5]" office:value-type="float" office:value="1" calcext:value-type="float">
            <text:p>1</text:p>
          </table:table-cell>
          <table:table-cell table:formula="of:=([.I5]*100)/[.G5]" office:value-type="float" office:value="2.27272727272727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formula="of:=[.B6]-([.C6]-[.D6])" office:value-type="float" office:value="32" calcext:value-type="float">
            <text:p>32</text:p>
          </table:table-cell>
          <table:table-cell table:formula="of:=([.E6]*100)/[.C6]" office:value-type="float" office:value="55.1724137931034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table:formula="of:=[.G6]-[.H6]" office:value-type="float" office:value="15" calcext:value-type="float">
            <text:p>15</text:p>
          </table:table-cell>
          <table:table-cell table:formula="of:=([.I6]*100)/[.G6]" office:value-type="float" office:value="22.0588235294118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formula="of:=[.B7]-([.C7]-[.D7])" office:value-type="float" office:value="21" calcext:value-type="float">
            <text:p>21</text:p>
          </table:table-cell>
          <table:table-cell table:formula="of:=([.E7]*100)/[.C7]" office:value-type="float" office:value="30.4347826086957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formula="of:=[.G7]-[.H7]" office:value-type="float" office:value="6" calcext:value-type="float">
            <text:p>6</text:p>
          </table:table-cell>
          <table:table-cell table:formula="of:=([.I7]*100)/[.G7]" office:value-type="float" office:value="8.57142857142857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formula="of:=[.B8]-([.C8]-[.D8])" office:value-type="float" office:value="13" calcext:value-type="float">
            <text:p>13</text:p>
          </table:table-cell>
          <table:table-cell table:formula="of:=([.E8]*100)/[.C8]" office:value-type="float" office:value="16.45569620253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table:formula="of:=[.G8]-[.H8]" office:value-type="float" office:value="11" calcext:value-type="float">
            <text:p>11</text:p>
          </table:table-cell>
          <table:table-cell table:formula="of:=([.I8]*100)/[.G8]" office:value-type="float" office:value="12.7906976744186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formula="of:=[.B9]-([.C9]-[.D9])" office:value-type="float" office:value="68" calcext:value-type="float">
            <text:p>68</text:p>
          </table:table-cell>
          <table:table-cell table:formula="of:=([.E9]*100)/[.C9]" office:value-type="float" office:value="75.555555555555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formula="of:=[.G9]-[.H9]" office:value-type="float" office:value="3" calcext:value-type="float">
            <text:p>3</text:p>
          </table:table-cell>
          <table:table-cell table:formula="of:=([.I9]*100)/[.G9]" office:value-type="float" office:value="3.40909090909091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4" calcext:value-type="float">
            <text:p>184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formula="of:=[.B10]-([.C10]-[.D10])" office:value-type="float" office:value="89" calcext:value-type="float">
            <text:p>89</text:p>
          </table:table-cell>
          <table:table-cell table:formula="of:=([.E10]*100)/[.C10]" office:value-type="float" office:value="88.1188118811881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table:formula="of:=[.G10]-[.H10]" office:value-type="float" office:value="8" calcext:value-type="float">
            <text:p>8</text:p>
          </table:table-cell>
          <table:table-cell table:formula="of:=([.I10]*100)/[.G10]" office:value-type="float" office:value="7.69230769230769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formula="of:=[.B11]-([.C11]-[.D11])" office:value-type="float" office:value="78" calcext:value-type="float">
            <text:p>78</text:p>
          </table:table-cell>
          <table:table-cell table:formula="of:=([.E11]*100)/[.C11]" office:value-type="float" office:value="69.6428571428571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table:formula="of:=[.G11]-[.H11]" office:value-type="float" office:value="13" calcext:value-type="float">
            <text:p>13</text:p>
          </table:table-cell>
          <table:table-cell table:formula="of:=([.I11]*100)/[.G11]" office:value-type="float" office:value="10.8333333333333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4" calcext:value-type="float">
            <text:p>184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formula="of:=[.B12]-([.C12]-[.D12])" office:value-type="float" office:value="67" calcext:value-type="float">
            <text:p>67</text:p>
          </table:table-cell>
          <table:table-cell table:formula="of:=([.E12]*100)/[.C12]" office:value-type="float" office:value="54.4715447154472" calcext:value-type="float">
            <text:p>54</text:p>
          </table:table-cell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table:formula="of:=[.G12]-[.H12]" office:value-type="float" office:value="6" calcext:value-type="float">
            <text:p>6</text:p>
          </table:table-cell>
          <table:table-cell table:formula="of:=([.I12]*100)/[.G12]" office:value-type="float" office:value="4.83870967741936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4" calcext:value-type="float">
            <text:p>184</text:p>
          </table:table-cell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table:formula="of:=[.B13]-([.C13]-[.D13])" office:value-type="float" office:value="57" calcext:value-type="float">
            <text:p>57</text:p>
          </table:table-cell>
          <table:table-cell table:formula="of:=([.E13]*100)/[.C13]" office:value-type="float" office:value="42.8571428571429" calcext:value-type="float">
            <text:p>43</text:p>
          </table:table-cell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table:formula="of:=[.G13]-[.H13]" office:value-type="float" office:value="11" calcext:value-type="float">
            <text:p>11</text:p>
          </table:table-cell>
          <table:table-cell table:formula="of:=([.I13]*100)/[.G13]" office:value-type="float" office:value="7.85714285714286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4" calcext:value-type="float">
            <text:p>184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table:formula="of:=[.B14]-([.C14]-[.D14])" office:value-type="float" office:value="46" calcext:value-type="float">
            <text:p>46</text:p>
          </table:table-cell>
          <table:table-cell table:formula="of:=([.E14]*100)/[.C14]" office:value-type="float" office:value="31.9444444444444" calcext:value-type="float">
            <text:p>32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table:formula="of:=[.G14]-[.H14]" office:value-type="float" office:value="16" calcext:value-type="float">
            <text:p>16</text:p>
          </table:table-cell>
          <table:table-cell table:formula="of:=([.I14]*100)/[.G14]" office:value-type="float" office:value="10.2564102564103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4" calcext:value-type="float">
            <text:p>18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table:formula="of:=[.B15]-([.C15]-[.D15])" office:value-type="float" office:value="35" calcext:value-type="float">
            <text:p>35</text:p>
          </table:table-cell>
          <table:table-cell table:formula="of:=([.E15]*100)/[.C15]" office:value-type="float" office:value="22.5806451612903" calcext:value-type="float">
            <text:p>23</text:p>
          </table:table-cell>
          <table:table-cell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 table:formula="of:=[.G15]-[.H15]" office:value-type="float" office:value="6" calcext:value-type="float">
            <text:p>6</text:p>
          </table:table-cell>
          <table:table-cell table:formula="of:=([.I15]*100)/[.G15]" office:value-type="float" office:value="3.84615384615385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table:formula="of:=[.B16]-([.C16]-[.D16])" office:value-type="float" office:value="88" calcext:value-type="float">
            <text:p>88</text:p>
          </table:table-cell>
          <table:table-cell table:formula="of:=([.E16]*100)/[.C16]" office:value-type="float" office:value="53.0120481927711" calcext:value-type="float">
            <text:p>53</text:p>
          </table:table-cell>
          <table:table-cell office:value-type="float" office:value="172" calcext:value-type="float">
            <text:p>172</text:p>
          </table:table-cell>
          <table:table-cell office:value-type="float" office:value="161" calcext:value-type="float">
            <text:p>161</text:p>
          </table:table-cell>
          <table:table-cell table:formula="of:=[.G16]-[.H16]" office:value-type="float" office:value="11" calcext:value-type="float">
            <text:p>11</text:p>
          </table:table-cell>
          <table:table-cell table:formula="of:=([.I16]*100)/[.G16]" office:value-type="float" office:value="6.3953488372093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8" calcext:value-type="float">
            <text:p>248</text:p>
          </table:table-cell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table:formula="of:=[.B17]-([.C17]-[.D17])" office:value-type="float" office:value="77" calcext:value-type="float">
            <text:p>77</text:p>
          </table:table-cell>
          <table:table-cell table:formula="of:=([.E17]*100)/[.C17]" office:value-type="float" office:value="43.5028248587571" calcext:value-type="float">
            <text:p>44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  <table:table-cell table:formula="of:=[.G17]-[.H17]" office:value-type="float" office:value="5" calcext:value-type="float">
            <text:p>5</text:p>
          </table:table-cell>
          <table:table-cell table:formula="of:=([.I17]*100)/[.G17]" office:value-type="float" office:value="2.84090909090909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table:formula="of:=[.B18]-([.C18]-[.D18])" office:value-type="float" office:value="67" calcext:value-type="float">
            <text:p>67</text:p>
          </table:table-cell>
          <table:table-cell table:formula="of:=([.E18]*100)/[.C18]" office:value-type="float" office:value="35.828877005347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office:value-type="float" office:value="182" calcext:value-type="float">
            <text:p>182</text:p>
          </table:table-cell>
          <table:table-cell table:formula="of:=[.G18]-[.H18]" office:value-type="float" office:value="10" calcext:value-type="float">
            <text:p>10</text:p>
          </table:table-cell>
          <table:table-cell table:formula="of:=([.I18]*100)/[.G18]" office:value-type="float" office:value="5.20833333333333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8" calcext:value-type="float">
            <text:p>248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[.B19]-([.C19]-[.D19])" office:value-type="float" office:value="56" calcext:value-type="float">
            <text:p>56</text:p>
          </table:table-cell>
          <table:table-cell table:formula="of:=([.E19]*100)/[.C19]" office:value-type="float" office:value="28.2828282828283" calcext:value-type="float">
            <text:p>28</text:p>
          </table:table-cell>
          <table:table-cell office:value-type="float" office:value="208" calcext:value-type="float">
            <text:p>208</text:p>
          </table:table-cell>
          <table:table-cell office:value-type="float" office:value="193" calcext:value-type="float">
            <text:p>193</text:p>
          </table:table-cell>
          <table:table-cell table:formula="of:=[.G19]-[.H19]" office:value-type="float" office:value="15" calcext:value-type="float">
            <text:p>15</text:p>
          </table:table-cell>
          <table:table-cell table:formula="of:=([.I19]*100)/[.G19]" office:value-type="float" office:value="7.21153846153846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8" calcext:value-type="float">
            <text:p>248</text:p>
          </table:table-cell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table:formula="of:=[.B20]-([.C20]-[.D20])" office:value-type="float" office:value="45" calcext:value-type="float">
            <text:p>45</text:p>
          </table:table-cell>
          <table:table-cell table:formula="of:=([.E20]*100)/[.C20]" office:value-type="float" office:value="21.5311004784689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office:value-type="float" office:value="203" calcext:value-type="float">
            <text:p>203</text:p>
          </table:table-cell>
          <table:table-cell table:formula="of:=[.G20]-[.H20]" office:value-type="float" office:value="5" calcext:value-type="float">
            <text:p>5</text:p>
          </table:table-cell>
          <table:table-cell table:formula="of:=([.I20]*100)/[.G20]" office:value-type="float" office:value="2.40384615384615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8" calcext:value-type="float">
            <text:p>248</text:p>
          </table:table-cell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table:formula="of:=[.B21]-([.C21]-[.D21])" office:value-type="float" office:value="35" calcext:value-type="float">
            <text:p>35</text:p>
          </table:table-cell>
          <table:table-cell table:formula="of:=([.E21]*100)/[.C21]" office:value-type="float" office:value="15.9817351598174" calcext:value-type="float">
            <text:p>16</text:p>
          </table:table-cell>
          <table:table-cell office:value-type="float" office:value="224" calcext:value-type="float">
            <text:p>224</text:p>
          </table:table-cell>
          <table:table-cell office:value-type="float" office:value="214" calcext:value-type="float">
            <text:p>214</text:p>
          </table:table-cell>
          <table:table-cell table:formula="of:=[.G21]-[.H21]" office:value-type="float" office:value="10" calcext:value-type="float">
            <text:p>10</text:p>
          </table:table-cell>
          <table:table-cell table:formula="of:=([.I21]*100)/[.G21]" office:value-type="float" office:value="4.46428571428571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 table:number-rows-repeated="21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104853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2" calcext:value-type="float">
            <text:p>172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8" calcext:value-type="float">
            <text:p>208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8" calcext:value-type="float">
            <text:p>208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4" calcext:value-type="float">
            <text:p>224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14:23:14.188115690</meta:creation-date>
    <dc:date>2021-04-05T14:44:17.359046657</dc:date>
    <meta:editing-duration>PT8M3S</meta:editing-duration>
    <meta:editing-cycles>1</meta:editing-cycles>
    <meta:document-statistic meta:table-count="3" meta:cell-count="311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72cm" svg:y="3.952cm" style:legend-expansion="high" chart:style-name="ch2"/>
        <chart:plot-area chart:style-name="ch3" table:cell-range-address="Sheet1.F1:Sheet1.F21 Sheet1.J1:Sheet1.J21" chart:data-source-has-labels="row" svg:x="0.32cm" svg:y="0.18cm" svg:width="12.832cm" svg:height="8.64cm">
          <chartooo:coordinate-region svg:x="1.127cm" svg:y="0.379cm" svg:width="12.02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21" chart:label-cell-address="Sheet1.F1:Sheet1.F1" chart:class="chart:bar">
            <chart:data-point chart:repeated="20"/>
          </chart:series>
          <chart:series chart:style-name="ch8" chart:values-cell-range-address="Sheet1.J2:Sheet1.J21" chart:label-cell-address="Sheet1.J1:Sheet1.J1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ovhdperc</text:p>
                <draw:g>
                  <svg:desc>Sheet1.F1:Sheet1.F1</svg:desc>
                </draw:g>
              </table:table-cell>
              <table:table-cell office:value-type="string">
                <text:p>16ovhdperc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.3333333333333">
                <text:p>33.3333333333333</text:p>
                <draw:g>
                  <svg:desc>Sheet1.F2:Sheet1.F21</svg:desc>
                </draw:g>
              </table:table-cell>
              <table:table-cell office:value-type="float" office:value="28.5714285714286">
                <text:p>28.5714285714286</text:p>
                <draw:g>
                  <svg:desc>Sheet1.J2:Sheet1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4">
                <text:p>244</text:p>
              </table:table-cell>
              <table:table-cell office:value-type="float" office:value="4.54545454545455">
                <text:p>4.54545454545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4.444444444444">
                <text:p>144.444444444444</text:p>
              </table:table-cell>
              <table:table-cell office:value-type="float" office:value="11.1111111111111">
                <text:p>11.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.2340425531915">
                <text:p>87.2340425531915</text:p>
              </table:table-cell>
              <table:table-cell office:value-type="float" office:value="2.27272727272727">
                <text:p>2.27272727272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1724137931034">
                <text:p>55.1724137931034</text:p>
              </table:table-cell>
              <table:table-cell office:value-type="float" office:value="22.0588235294118">
                <text:p>22.0588235294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4347826086957">
                <text:p>30.4347826086957</text:p>
              </table:table-cell>
              <table:table-cell office:value-type="float" office:value="8.57142857142857">
                <text:p>8.57142857142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4556962025316">
                <text:p>16.4556962025316</text:p>
              </table:table-cell>
              <table:table-cell office:value-type="float" office:value="12.7906976744186">
                <text:p>12.7906976744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.5555555555556">
                <text:p>75.5555555555556</text:p>
              </table:table-cell>
              <table:table-cell office:value-type="float" office:value="3.40909090909091">
                <text:p>3.409090909090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.1188118811881">
                <text:p>88.1188118811881</text:p>
              </table:table-cell>
              <table:table-cell office:value-type="float" office:value="7.69230769230769">
                <text:p>7.692307692307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.6428571428571">
                <text:p>69.6428571428571</text:p>
              </table:table-cell>
              <table:table-cell office:value-type="float" office:value="10.8333333333333">
                <text:p>10.8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4715447154472">
                <text:p>54.4715447154472</text:p>
              </table:table-cell>
              <table:table-cell office:value-type="float" office:value="4.83870967741936">
                <text:p>4.83870967741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.9444444444444">
                <text:p>31.9444444444444</text:p>
              </table:table-cell>
              <table:table-cell office:value-type="float" office:value="10.2564102564103">
                <text:p>10.25641025641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.5806451612903">
                <text:p>22.5806451612903</text:p>
              </table:table-cell>
              <table:table-cell office:value-type="float" office:value="3.84615384615385">
                <text:p>3.846153846153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.0120481927711">
                <text:p>53.0120481927711</text:p>
              </table:table-cell>
              <table:table-cell office:value-type="float" office:value="6.3953488372093">
                <text:p>6.39534883720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.5028248587571">
                <text:p>43.5028248587571</text:p>
              </table:table-cell>
              <table:table-cell office:value-type="float" office:value="2.84090909090909">
                <text:p>2.840909090909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.8288770053476">
                <text:p>35.8288770053476</text:p>
              </table:table-cell>
              <table:table-cell office:value-type="float" office:value="5.20833333333333">
                <text:p>5.208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.2828282828283">
                <text:p>28.2828282828283</text:p>
              </table:table-cell>
              <table:table-cell office:value-type="float" office:value="7.21153846153846">
                <text:p>7.211538461538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.5311004784689">
                <text:p>21.5311004784689</text:p>
              </table:table-cell>
              <table:table-cell office:value-type="float" office:value="2.40384615384615">
                <text:p>2.403846153846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9817351598174">
                <text:p>15.9817351598174</text:p>
              </table:table-cell>
              <table:table-cell office:value-type="float" office:value="4.46428571428571">
                <text:p>4.46428571428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